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language="es" fo:country="MX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20pt" fo:language="es" fo:country="MX" style:font-size-asian="20pt" style:font-size-complex="20pt"/>
    </style:style>
    <style:style style:name="T1" style:family="text">
      <style:text-properties officeooo:rsid="000eccd9"/>
    </style:style>
    <style:style style:name="T2" style:family="text">
      <style:text-properties officeooo:rsid="000f70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l fuego</text:p>
      <text:p text:style-name="P1"/>
      <text:p text:style-name="P1">Muchos años han pasado</text:p>
      <text:p text:style-name="P1">y yo no he olvidado</text:p>
      <text:p text:style-name="P1">lo que hay aquí.</text:p>
      <text:p text:style-name="P1"/>
      <text:p text:style-name="P1">Necesito algo nuevo,</text:p>
      <text:p text:style-name="P1">algo que detenga al fuego.</text:p>
      <text:p text:style-name="P1">Que me haga tener valor</text:p>
      <text:p text:style-name="P1">para ser feliz sin temor…</text:p>
      <text:p text:style-name="P1"/>
      <text:p text:style-name="P1">A veces parece</text:p>
      <text:p text:style-name="P1">que el cielo <text:span text:style-name="T1">enloquece</text:span></text:p>
      <text:p text:style-name="P1">y que no tenemos salvación.</text:p>
      <text:p text:style-name="P1"/>
      <text:p text:style-name="P1">En el mismo momento,</text:p>
      <text:p text:style-name="P1">algo trae el viento</text:p>
      <text:p text:style-name="P1">que me hace <text:span text:style-name="T2">sonreír.</text:span></text:p>
      <text:p text:style-name="P1"/>
      <text:p text:style-name="P1">Tengo que aprender a vivir</text:p>
      <text:p text:style-name="P1">antes de que deba morir.</text:p>
      <text:p text:style-name="P1">Si la vida no te hace llorar,</text:p>
      <text:p text:style-name="P1">para qué es la felicidad.</text:p>
      <text:p text:style-name="P1"/>
      <text:p text:style-name="P1">Y sigo huyendo</text:p>
      <text:p text:style-name="P1">de los demonios</text:p>
      <text:p text:style-name="P1">que me quieren cazar.</text:p>
      <text:p text:style-name="P1"/>
      <text:p text:style-name="P1">Tengo que escapar,</text:p>
      <text:p text:style-name="P1">no me puedo quedar,</text:p>
      <text:p text:style-name="P1">tengo que irme a algún lugar.</text:p>
      <text:p text:style-name="P1"/>
      <text:p text:style-name="P1">Tengo que aprender a pelear,</text:p>
      <text:p text:style-name="P1">me tengo que defender.</text:p>
      <text:p text:style-name="P1">Esto no debe de pasar,</text:p>
      <text:p text:style-name="P1">pero estoy harto de correr.</text:p>
      <text:p text:style-name="P1"/>
      <text:p text:style-name="P1">Y ahora estoy aquí</text:p>
      <text:p text:style-name="P1">en contra del fuego</text:p>
      <text:p text:style-name="P1">que quiero apagar.</text:p>
      <text:p text:style-name="P1"/>
      <text:p text:style-name="P1">Y ahora estoy aquí</text:p>
      <text:p text:style-name="P1">en contra del fuego</text:p>
      <text:p text:style-name="P1">y ya no hay nada más que quemar</text:p>
      <text:p text:style-name="P1"/>
      <text:p text:style-name="P1">Y ahora estoy aquí</text:p>
      <text:p text:style-name="P1">en contra del fuego</text:p>
      <text:p text:style-name="P1">que quiero apagar.</text:p>
      <text:p text:style-name="P1"/>
      <text:p text:style-name="P1">Y ahora estoy aquí</text:p>
      <text:p text:style-name="P1">en contra del fuego</text:p>
      <text:p text:style-name="P1">y ya no hay nada más que quem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9.53mm" fo:margin-bottom="15.86mm" fo:margin-left="9.53mm" fo:margin-right="13.16mm" style:writing-mode="lr-tb" style:layout-grid-color="#c0c0c0" style:layout-grid-lines="42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>El fuego</dc:title>
    <meta:initial-creator>Renich Bon Ciric</meta:initial-creator>
    <meta:creation-date>2005-02-14T16:16:00</meta:creation-date>
    <dc:creator>Renich Bon Ciric</dc:creator>
    <dc:date>2013-01-21T03:35:26</dc:date>
    <meta:editing-cycles>3</meta:editing-cycles>
    <meta:editing-duration>PT4M18S</meta:editing-duration>
    <meta:document-statistic meta:table-count="0" meta:image-count="0" meta:object-count="0" meta:page-count="1" meta:paragraph-count="40" meta:word-count="175" meta:character-count="846" meta:non-whitespace-character-count="711"/>
    <meta:user-defined meta:name="Info 1"/>
    <meta:user-defined meta:name="Info 2"/>
    <meta:user-defined meta:name="Info 3"/>
    <meta:user-defined meta:name="Info 4"/>
  </office:meta>
</office:document-meta>
</file>